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rlito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6" style:family="paragraph" style:parent-style-name="Estilo_5f_ANA">
      <style:paragraph-properties fo:text-align="justify" style:justify-single-word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8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9" style:family="paragraph" style:parent-style-name="Estilo_5f_ANA">
      <style:paragraph-properties fo:text-align="justify" style:justify-single-word="false"/>
      <style:text-properties officeooo:paragraph-rsid="00b24189"/>
    </style:style>
    <style:style style:name="P10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1" style:family="paragraph" style:parent-style-name="Estilo_5f_ANA">
      <style:paragraph-properties fo:text-align="justify" style:justify-single-word="false"/>
      <style:text-properties style:font-name="Carlito"/>
    </style:style>
    <style:style style:name="P12" style:family="paragraph" style:parent-style-name="Estilo_5f_ANA">
      <style:paragraph-properties fo:text-align="justify" style:justify-single-word="false"/>
      <style:text-properties style:font-name="Carlito" officeooo:paragraph-rsid="00a17a8d"/>
    </style:style>
    <style:style style:name="P1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rlito" officeooo:paragraph-rsid="00a17a8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15" style:family="paragraph" style:parent-style-name="Standard">
      <style:paragraph-properties fo:line-height="150%" fo:text-align="center" style:justify-single-word="false"/>
      <style:text-properties style:font-name="Carlito" fo:font-style="normal" officeooo:paragraph-rsid="00517af5" style:font-style-asian="normal" style:font-style-complex="normal"/>
    </style:style>
    <style:style style:name="P16" style:family="paragraph" style:parent-style-name="Standard">
      <style:text-properties style:font-name="Carlito" fo:font-style="normal" officeooo:paragraph-rsid="00689539" style:font-style-asian="normal" style:font-style-complex="normal"/>
    </style:style>
    <style:style style:name="P17" style:family="paragraph" style:parent-style-name="Standard">
      <style:text-properties style:font-name="Carlito" fo:font-style="normal" officeooo:paragraph-rsid="00517af5" style:font-style-asian="normal" style:font-style-complex="normal"/>
    </style:style>
    <style:style style:name="P18" style:family="paragraph" style:parent-style-name="Standard"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19" style:family="paragraph" style:parent-style-name="Standard"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none" fo:font-weight="normal" officeooo:paragraph-rsid="006ae910" style:font-weight-asian="normal" style:font-name-complex="Times New Roman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 style:font-weight-complex="normal"/>
    </style:style>
    <style:style style:name="P27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 style:font-weight-complex="normal"/>
    </style:style>
    <style:style style:name="P28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b2eac9" officeooo:paragraph-rsid="00b2eac9" style:font-weight-asian="normal" style:font-name-complex="Times New Roman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/>
    </style:style>
    <style:style style:name="P30" style:family="paragraph" style:parent-style-name="Preformatted_20_Text">
      <style:paragraph-properties fo:margin-left="1.27cm" fo:margin-right="0cm" fo:margin-top="0cm" fo:margin-bottom="0cm" style:contextual-spacing="false" fo:text-indent="0cm" style:auto-text-indent="false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rlito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3" style:family="paragraph" style:parent-style-name="Estilo_5f_ANA" style:list-style-name="L1">
      <style:paragraph-properties fo:margin-top="0cm" fo:margin-bottom="0cm" style:contextual-spacing="false" fo:text-align="justify" style:justify-single-word="false"/>
    </style:style>
    <style:style style:name="P34" style:family="paragraph" style:parent-style-name="Estilo_5f_ANA" style:list-style-name="L1">
      <style:paragraph-properties fo:margin-top="0cm" fo:margin-bottom="0cm" style:contextual-spacing="false" fo:text-align="justify" style:justify-single-word="false"/>
      <style:text-properties style:font-name="Carlito"/>
    </style:style>
    <style:style style:name="P35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/>
    </style:style>
    <style:style style:name="P36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 officeooo:paragraph-rsid="00a17a8d"/>
    </style:style>
    <style:style style:name="P37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 officeooo:paragraph-rsid="00a34393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f26b7" style:font-weight-asian="normal" style:font-weight-complex="normal"/>
    </style:style>
    <style:style style:name="T9" style:family="text">
      <style:text-properties fo:font-weight="normal" officeooo:rsid="009d98b8" style:font-weight-asian="normal" style:font-weight-complex="normal"/>
    </style:style>
    <style:style style:name="T10" style:family="text">
      <style:text-properties fo:font-weight="normal" officeooo:rsid="00a75818" style:font-weight-asian="normal" style:font-weight-complex="normal"/>
    </style:style>
    <style:style style:name="T11" style:family="text">
      <style:text-properties fo:font-weight="normal" officeooo:rsid="00baee7e" style:font-weight-asian="normal" style:font-weight-complex="normal"/>
    </style:style>
    <style:style style:name="T12" style:family="text">
      <style:text-properties officeooo:rsid="00a75818"/>
    </style:style>
    <style:style style:name="T13" style:family="text">
      <style:text-properties officeooo:rsid="00ae84b9"/>
    </style:style>
    <style:style style:name="T14" style:family="text">
      <style:text-properties fo:font-weight="bold" style:font-weight-asian="bold" style:font-name-complex="Times New Roman"/>
    </style:style>
    <style:style style:name="T15" style:family="text">
      <style:text-properties fo:font-weight="bold" officeooo:rsid="00ae84b9" style:font-weight-asian="bold" style:font-name-complex="Times New Roman"/>
    </style:style>
    <style:style style:name="T16" style:family="text">
      <style:text-properties fo:font-weight="bold" officeooo:rsid="0014f5b6" style:font-weight-asian="bold" style:font-name-complex="Times New Roman"/>
    </style:style>
    <style:style style:name="T17" style:family="text">
      <style:text-properties fo:font-weight="bold" officeooo:rsid="00689539" style:font-weight-asian="bold" style:font-name-complex="Times New Roman"/>
    </style:style>
    <style:style style:name="T18" style:family="text">
      <style:text-properties fo:font-weight="bold" officeooo:rsid="00a4582b" style:font-weight-asian="bold" style:font-name-complex="Times New Roman"/>
    </style:style>
    <style:style style:name="T19" style:family="text">
      <style:text-properties fo:font-size="11pt" style:font-size-asian="11pt" style:font-name-complex="Times New Roman" style:font-size-complex="11pt"/>
    </style:style>
    <style:style style:name="T20" style:family="text">
      <style:text-properties fo:font-size="11pt" officeooo:rsid="00689539" style:font-size-asian="11pt" style:font-name-complex="Times New Roman" style:font-size-complex="11pt"/>
    </style:style>
    <style:style style:name="T21" style:family="text">
      <style:text-properties fo:font-size="11pt" officeooo:rsid="00156189" style:font-size-asian="11pt" style:font-name-complex="Times New Roman" style:font-size-complex="11pt"/>
    </style:style>
    <style:style style:name="T22" style:family="text">
      <style:text-properties fo:font-size="11pt" officeooo:rsid="006ae910" style:font-size-asian="11pt" style:font-name-complex="Times New Roman" style:font-size-complex="11pt"/>
    </style:style>
    <style:style style:name="T23" style:family="text">
      <style:text-properties style:font-name="Carlito"/>
    </style:style>
    <style:style style:name="T24" style:family="text">
      <style:text-properties style:font-name="Carlito" fo:font-weight="normal" style:font-weight-asian="normal" style:font-weight-complex="normal"/>
    </style:style>
    <style:style style:name="T25" style:family="text">
      <style:text-properties style:font-name="Carlito" fo:font-weight="normal" officeooo:rsid="00a17a8d" style:font-weight-asian="normal" style:font-weight-complex="normal"/>
    </style:style>
    <style:style style:name="T26" style:family="text">
      <style:text-properties style:font-name="Carlito" fo:font-weight="normal" officeooo:rsid="00af26b7" style:font-weight-asian="normal" style:font-weight-complex="normal"/>
    </style:style>
    <style:style style:name="T27" style:family="text">
      <style:text-properties style:font-name="Carlito" fo:font-weight="normal" officeooo:rsid="00b0e0d6" style:font-weight-asian="normal" style:font-weight-complex="normal"/>
    </style:style>
    <style:style style:name="T28" style:family="text">
      <style:text-properties style:font-name="Carlito" fo:font-weight="normal" officeooo:rsid="00b24189" style:font-weight-asian="normal" style:font-weight-complex="normal"/>
    </style:style>
    <style:style style:name="T29" style:family="text">
      <style:text-properties style:font-name="Carlito" fo:font-weight="bold" officeooo:rsid="00ae84b9" style:font-weight-asian="bold" style:font-weight-complex="bold"/>
    </style:style>
    <style:style style:name="T30" style:family="text">
      <style:text-properties style:font-name="Carlito" fo:font-weight="bold" officeooo:rsid="00af26b7" style:font-weight-asian="bold" style:font-weight-complex="bold"/>
    </style:style>
    <style:style style:name="T31" style:family="text">
      <style:text-properties style:font-name="Carlito" fo:font-weight="bold" officeooo:rsid="00b0e0d6" style:font-weight-asian="bold" style:font-weight-complex="bold"/>
    </style:style>
    <style:style style:name="T32" style:family="text">
      <style:text-properties style:font-name="Carlito" fo:font-weight="bold" officeooo:rsid="00b24189" style:font-weight-asian="bold" style:font-weight-complex="bold"/>
    </style:style>
    <style:style style:name="T33" style:family="text">
      <style:text-properties style:font-name="Carlito" fo:font-weight="bold" officeooo:rsid="00b77bc0" style:font-weight-asian="bold" style:font-weight-complex="bold"/>
    </style:style>
    <style:style style:name="T34" style:family="text">
      <style:text-properties style:font-name="Carlito" fo:font-weight="bold" officeooo:rsid="00b95f4c" style:font-weight-asian="bold" style:font-weight-complex="bold"/>
    </style:style>
    <style:style style:name="T35" style:family="text">
      <style:text-properties style:font-name="Carlito" style:text-underline-style="solid" style:text-underline-width="auto" style:text-underline-color="font-color" fo:font-weight="normal" officeooo:rsid="009d98b8" style:font-weight-asian="normal" style:font-name-complex="Times New Roman" style:font-weight-complex="normal"/>
    </style:style>
    <style:style style:name="T36" style:family="text">
      <style:text-properties style:font-name="Carlito" officeooo:rsid="00a17a8d"/>
    </style:style>
    <style:style style:name="T37" style:family="text">
      <style:text-properties style:font-name="Carlito" officeooo:rsid="00a34393"/>
    </style:style>
    <style:style style:name="T38" style:family="text">
      <style:text-properties fo:font-variant="normal" fo:text-transform="none" style:use-window-font-color="true" loext:opacity="0%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weight-complex="normal"/>
    </style:style>
    <style:style style:name="T40" style:family="text">
      <style:text-properties officeooo:rsid="00b77bc0" style:font-weight-complex="normal"/>
    </style:style>
    <style:style style:name="T41" style:family="text">
      <style:text-properties officeooo:rsid="00b77bc0"/>
    </style:style>
    <style:style style:name="T42" style:family="text">
      <style:text-properties officeooo:rsid="00bfdf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15">LMSGI - </text:span><text:span text:style-name="T14">EXAMEN</text:span><text:span text:style-name="T16"> </text:span><text:span text:style-name="T17">UD</text:span><text:span text:style-name="T18">4</text:span></text:p>
          </table:table-cell>
        </table:table-row>
      </table:table>
      <text:p text:style-name="P20"><text:tab/><text:tab/><text:tab/><text:tab/><text:tab/><text:tab/><text:tab/><text:tab/><text:tab/><text:tab/>Fecha: <text:span text:style-name="T13">1</text:span><text:span text:style-name="T42">6</text:span><text:span text:style-name="T13">/0</text:span><text:span text:style-name="T42">6</text:span><text:span text:style-name="T13">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8">CICLO: <text:s text:c="4"/><text:span text:style-name="T1">DESARROLLO DE APLICACIONES WEB</text:span> <text:s text:c="38"/></text:p>
            <text:p text:style-name="P16"><text:span text:style-name="T19">CURSO: <text:s text:c="2"/></text:span><text:span text:style-name="T20">1</text:span><text:span text:style-name="T21">º</text:span></text:p>
            <text:p text:style-name="P17"><text:span text:style-name="T19">MÓDULO: </text:span><text:span text:style-name="T22">LENGUAJES DE MARCAS Y SGI</text:span></text:p>
          </table:table-cell>
          <table:covered-table-cell/>
          <table:table-cell table:style-name="Tabla5.C3" table:number-rows-spanned="3" office:value-type="string">
            <text:p text:style-name="P18">CALIFICACIÓN:</text:p>
            <text:p text:style-name="P18"/>
          </table:table-cell>
        </table:table-row>
        <table:table-row table:style-name="Tabla5.2">
          <table:table-cell table:style-name="Tabla5.A2" office:value-type="string">
            <text:p text:style-name="P19">Nombre: <text:span text:style-name="T11">José</text:span></text:p>
          </table:table-cell>
          <table:table-cell table:style-name="Tabla5.B2" office:value-type="string">
            <text:p text:style-name="P19">Apellidos: <text:span text:style-name="T11">Ramírez Sá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19"/>
          </table:table-cell>
          <table:table-cell table:style-name="Tabla5.B3" office:value-type="string">
            <text:p text:style-name="P19"/>
          </table:table-cell>
          <table:covered-table-cell table:style-name="Tabla5.C3"/>
        </table:table-row>
      </table:table>
      <text:p text:style-name="P21"/>
      <text:p text:style-name="P24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22"/>
      <text:p text:style-name="P14"><text:span text:style-name="T4">La resolución de la prueba consiste en </text:span><text:span text:style-name="T5">crear un repositorio en el usuario de GitHub. </text:span><text:span text:style-name="T6">Dicho repositorio incluye un directorio para cada ejercicio del examen.</text:span></text:p>
      <text:p text:style-name="P23"/>
      <text:p text:style-name="P31">Añadir a continuación la URL de acceso al repositorio <text:span text:style-name="T41">(1 punto)</text:span>:</text:p>
      <text:p text:style-name="P32">https://github.com/JRamSan0607/JRamSan_Ex_UD4</text:p>
      <text:p text:style-name="P31"/>
      <text:p text:style-name="P25"/>
      <text:p text:style-name="P10"><text:span text:style-name="Strong_20_Emphasis"><text:span text:style-name="T24"/></text:span></text:p>
      <text:p text:style-name="P4"><text:span text:style-name="Strong_20_Emphasis"><text:span text:style-name="T29"/></text:span></text:p>
      <text:p text:style-name="P5"><text:span text:style-name="Strong_20_Emphasis"><text:span text:style-name="T29">Ejercicio1 </text:span></text:span><text:span text:style-name="Strong_20_Emphasis"><text:span text:style-name="T30">(</text:span></text:span><text:span text:style-name="Strong_20_Emphasis"><text:span text:style-name="T33">5</text:span></text:span><text:span text:style-name="Strong_20_Emphasis"><text:span text:style-name="T30"> puntos)</text:span></text:span></text:p>
      <text:p text:style-name="P29"><text:span text:style-name="T39">1. DTD: </text:span><text:span text:style-name="T40">2,5</text:span><text:span text:style-name="T39"> puntos repartidos como sigue:</text:span></text:p>
      <text:p text:style-name="P27">a. Definición de la estructura de elementos (1 punto).</text:p>
      <text:p text:style-name="P27">b. Definición de los tipos de los elementos (1 punto).</text:p>
      <text:p text:style-name="P27">c. Definición de atributos (<text:span text:style-name="T41">0,5</text:span> punto<text:span text:style-name="T41">s</text:span>).</text:p>
      <text:p text:style-name="P28">d. <text:span text:style-name="Strong_20_Emphasis"><text:span text:style-name="T9"><text:s/>Asociación con el DTD </text:span></text:span><text:span text:style-name="Strong_20_Emphasis"><text:span text:style-name="T10">y</text:span></text:span><text:span text:style-name="Strong_20_Emphasis"><text:span text:style-name="T9"> con el esquema </text:span></text:span><text:span text:style-name="Strong_20_Emphasis"><text:span text:style-name="T7">(obligatorio, no puntúa)</text:span></text:span></text:p>
      <text:p text:style-name="P26">2. XML Schema: <text:span text:style-name="T41">2,5</text:span> puntos repartidos como sigue:</text:p>
      <text:p text:style-name="P27"><text:span text:style-name="T12">a</text:span>. Definición de la estructura de elementos (1 punto).</text:p>
      <text:p text:style-name="P27"><text:span text:style-name="T12">b</text:span>. Definición de los tipos de los elementos (1 punto).</text:p>
      <text:p text:style-name="P27"><text:span text:style-name="T12">c</text:span>. Definición de atributos (<text:span text:style-name="T41">0,5</text:span> punto<text:span text:style-name="T41">s</text:span>).</text:p>
      <text:p text:style-name="P28">d. <text:span text:style-name="Strong_20_Emphasis"><text:span text:style-name="T9"><text:s/>Asociación con el </text:span></text:span><text:span text:style-name="Strong_20_Emphasis"><text:span text:style-name="T7">XSD</text:span></text:span><text:span text:style-name="Strong_20_Emphasis"><text:span text:style-name="T9"> </text:span></text:span><text:span text:style-name="Strong_20_Emphasis"><text:span text:style-name="T10">y</text:span></text:span><text:span text:style-name="Strong_20_Emphasis"><text:span text:style-name="T9"> con el esquema </text:span></text:span><text:span text:style-name="Strong_20_Emphasis"><text:span text:style-name="T7">(obligatorio, no puntúa)</text:span></text:span></text:p>
      <text:p text:style-name="P28"><text:span text:style-name="Strong_20_Emphasis"><text:span text:style-name="T35"/></text:span></text:p>
      <text:p text:style-name="P3"><text:span text:style-name="Strong_20_Emphasis"><text:span text:style-name="T24">La empresa "</text:span></text:span><text:span text:style-name="Strong_20_Emphasis"><text:span text:style-name="T25">Los Remedios</text:span></text:span><text:span text:style-name="Strong_20_Emphasis"><text:span text:style-name="T24"> SA" tiene sucursales en toda España. Su sede central, al igual que el almacén de donde se surten todas las sucursales se encuentra en </text:span></text:span><text:span text:style-name="Strong_20_Emphasis"><text:span text:style-name="T25">Ubrique</text:span></text:span><text:span text:style-name="Strong_20_Emphasis"><text:span text:style-name="T24">.</text:span></text:span></text:p>
      <text:p text:style-name="P3"><text:span text:style-name="Strong_20_Emphasis"><text:span text:style-name="T24">Cada sucursal consta de una zona de exposición y otra de gestión que no siempre tienen la misma ubicación.</text:span></text:span></text:p>
      <text:p text:style-name="P3"><text:span text:style-name="Strong_20_Emphasis"><text:span text:style-name="T24">Cuando se hace un pedido al almacén de la central las sucursales reciben los artículos en el departamento de exposición y el albarán y el pago se remiten al departamento de gestión.</text:span></text:span></text:p>
      <text:p text:style-name="P3"><text:span text:style-name="Strong_20_Emphasis"><text:span text:style-name="T24">Sabiendo que en cada pedido la información que tiene que haber, además de los datos de la sucursal que realiza el pedido y sus direcciones para los envíos correspondientes, (en el caso de que ambas coincidan solo aparece una), hay que reflejar los siguientes datos:</text:span></text:span></text:p>
      <text:list xml:id="list3847276858" text:style-name="L1">
        <text:list-item>
          <text:p text:style-name="P33"><text:span text:style-name="T36">C</text:span><text:span text:style-name="T23">ódigo de </text:span><text:span text:style-name="T37">la sucursal</text:span><text:span text:style-name="T23">, que está formado por una cadena de 8 caracteres de los cuales el primero es una letra.</text:span></text:p>
        </text:list-item>
        <text:list-item>
          <text:p text:style-name="P34">Nombre del trabajador que realiza el pedido.</text:p>
        </text:list-item>
        <text:list-item>
          <text:p text:style-name="P34">Fecha del pedido.</text:p>
        </text:list-item>
        <text:list-item>
          <text:p text:style-name="P34">Observaciones sobre el pedido, cuyos valores son, en caso de que exista el dato: urgente o incompleto.</text:p>
        </text:list-item>
      </text:list>
      <text:p text:style-name="P11">Respecto a los artículos de los que se hace el pedido hay que guardar, para cada uno de ellos:</text:p>
      <text:list xml:id="list361163378" text:style-name="L2">
        <text:list-item>
          <text:p text:style-name="P35">Código del artículo, formado por tres letras mayúsculas y tres dígitos separados por un guión. Es la referencia que tiene que dar el ordenante a la sede en caso de devolución de algún artículo.</text:p>
        </text:list-item>
        <text:list-item>
          <text:p text:style-name="P35">Número de unidades pedidas.</text:p>
        </text:list-item>
        <text:list-item>
          <text:p text:style-name="P35">Precio de cada unidad.</text:p>
        </text:list-item>
        <text:list-item>
          <text:p text:style-name="P36">Observaciones del artículo.</text:p>
        </text:list-item>
        <text:list-item>
          <text:p text:style-name="P37">Plazo de revisión de los productos recibidos que será un intervalo de tiempo expresado en días y dependerá del precio final del pedido.</text:p>
        </text:list-item>
      </text:list>
      <text:p text:style-name="P12">Construir:</text:p>
      <text:p text:style-name="P13">1. El vocabulario para el documento XML que utiliza esta empresa para gestionar los pedidos utilizando un DTD externo.</text:p>
      <text:p text:style-name="P13">2. Ese mismo vocabulario utilizando el lenguaje XMLSchema.</text:p>
      <text:p text:style-name="P13">3. Realizar un fichero XML que se corresponda con una instancia del vocabulario diseñado y asociarle al DTD.</text:p>
      <text:p text:style-name="P13">4. Modificar ese fichero XML para asociarle al esquema diseñado.</text:p>
      <text:p text:style-name="P7"><text:span text:style-name="Strong_20_Emphasis"><text:span text:style-name="T29">Ejercicio </text:span></text:span><text:span text:style-name="Strong_20_Emphasis"><text:span text:style-name="T31">2</text:span></text:span><text:span text:style-name="Strong_20_Emphasis"><text:span text:style-name="T29"> </text:span></text:span><text:span text:style-name="Strong_20_Emphasis"><text:span text:style-name="T30">(</text:span></text:span><text:span text:style-name="Strong_20_Emphasis"><text:span text:style-name="T34">1,5</text:span></text:span><text:span text:style-name="Strong_20_Emphasis"><text:span text:style-name="T30"> puntos)</text:span></text:span></text:p>
      <text:p text:style-name="P6"><text:span text:style-name="Strong_20_Emphasis"><text:span text:style-name="T26">Dado el siguiente documento XML, </text:span></text:span><text:span text:style-name="Strong_20_Emphasis"><text:span text:style-name="T27">e</text:span></text:span><text:span text:style-name="Strong_20_Emphasis"><text:span text:style-name="T26">scribir el contenido del archivo "fichas.xsd" que permita validarlo.</text:span></text:span></text:p>
      <text:p text:style-name="P6"><text:span text:style-name="Strong_20_Emphasis"><text:span text:style-name="T26"/></text:span></text:p>
      <text:p text:style-name="P8"><text:span text:style-name="Source_20_Text"><text:span text:style-name="T8"/></text:span></text:p>
      <text:p text:style-name="P9"><text:span text:style-name="Strong_20_Emphasis"><text:span text:style-name="T29">Ejercicio </text:span></text:span><text:span text:style-name="Strong_20_Emphasis"><text:span text:style-name="T32">3</text:span></text:span><text:span text:style-name="Strong_20_Emphasis"><text:span text:style-name="T29"> </text:span></text:span><text:span text:style-name="Strong_20_Emphasis"><text:span text:style-name="T30">(</text:span></text:span><text:span text:style-name="Strong_20_Emphasis"><text:span text:style-name="T34">1,5</text:span></text:span><text:span text:style-name="Strong_20_Emphasis"><text:span text:style-name="T30"> puntos)</text:span></text:span></text:p>
      <text:p text:style-name="P6"><text:span text:style-name="Strong_20_Emphasis"><text:span text:style-name="T26">Dado el archivo "bingo.xsd", </text:span></text:span><text:span text:style-name="Strong_20_Emphasis"><text:span text:style-name="T28">e</text:span></text:span><text:span text:style-name="Strong_20_Emphasis"><text:span text:style-name="T26">scribir el código de un documento XML que pueda ser validado por "bingo.xsd" y almacene los números 17, 23 y 65.</text:span></text:span></text:p>
      <text:p text:style-name="P6"><text:span text:style-name="Strong_20_Emphasis"><text:span text:style-name="T26"/></text:span></text:p>
      <text:p text:style-name="P8"><text:span text:style-name="Source_20_Text"><text:span text:style-name="T38">&lt;?xml version="1.0" encoding="UTF-8"?&gt;</text:span></text:span></text:p>
      <text:p text:style-name="P30"><text:span text:style-name="Source_20_Text"><text:span text:style-name="T38">&lt;xs:schema xmlns:xs="http://www.w3.org/2001/XMLSchema"&gt;</text:span></text:span></text:p>
      <text:p text:style-name="P30"><text:span text:style-name="Source_20_Text"><text:span text:style-name="T38"><text:s text:c="2"/>&lt;xs:element name="bingo"&gt;</text:span></text:span></text:p>
      <text:p text:style-name="P30"><text:span text:style-name="Source_20_Text"><text:span text:style-name="T38"><text:s text:c="4"/>&lt;xs:complexType&gt;</text:span></text:span></text:p>
      <text:p text:style-name="P30"><text:span text:style-name="Source_20_Text"><text:span text:style-name="T38"><text:s text:c="6"/>&lt;xs:sequence&gt;</text:span></text:span></text:p>
      <text:p text:style-name="P30"><text:span text:style-name="Source_20_Text"><text:span text:style-name="T38"><text:s text:c="8"/>&lt;xs:element name="bola" maxOccurs="unbounded"&gt;</text:span></text:span></text:p>
      <text:p text:style-name="P30"><text:span text:style-name="Source_20_Text"><text:span text:style-name="T38"><text:s text:c="10"/>&lt;xs:complexType&gt;</text:span></text:span></text:p>
      <text:p text:style-name="P30"><text:span text:style-name="Source_20_Text"><text:span text:style-name="T38"><text:s text:c="12"/>&lt;xs:attribute name="numero" type="numeroDeBola"/&gt;</text:span></text:span></text:p>
      <text:p text:style-name="P30"><text:span text:style-name="Source_20_Text"><text:span text:style-name="T38"><text:s text:c="10"/>&lt;/xs:complexType&gt;</text:span></text:span></text:p>
      <text:p text:style-name="P30"><text:span text:style-name="Source_20_Text"><text:span text:style-name="T38"><text:s text:c="8"/>&lt;/xs:element&gt;</text:span></text:span></text:p>
      <text:p text:style-name="P30"><text:span text:style-name="Source_20_Text"><text:span text:style-name="T38"><text:s text:c="6"/>&lt;/xs:sequence&gt;</text:span></text:span></text:p>
      <text:p text:style-name="P30"><text:span text:style-name="Source_20_Text"><text:span text:style-name="T38"><text:s text:c="4"/>&lt;/xs:complexType&gt;</text:span></text:span></text:p>
      <text:p text:style-name="P30"><text:span text:style-name="Source_20_Text"><text:span text:style-name="T38"><text:s text:c="2"/>&lt;/xs:element&gt;</text:span></text:span></text:p>
      <text:p text:style-name="P30"><text:span text:style-name="Source_20_Text"><text:span text:style-name="T38"><text:s text:c="2"/>&lt;xs:simpleType name="numeroDeBola"&gt;</text:span></text:span></text:p>
      <text:p text:style-name="P30"><text:span text:style-name="Source_20_Text"><text:span text:style-name="T38"><text:s text:c="5"/>&lt;xs:restriction base="xs:positiveInteger"&gt;</text:span></text:span></text:p>
      <text:p text:style-name="P30"><text:span text:style-name="Source_20_Text"><text:span text:style-name="T38"><text:s text:c="8"/>&lt;xs:minInclusive value="1"/&gt;</text:span></text:span></text:p>
      <text:p text:style-name="P30"><text:span text:style-name="Source_20_Text"><text:span text:style-name="T38"><text:s text:c="8"/>&lt;xs:maxExclusive value="90"/&gt;</text:span></text:span></text:p>
      <text:p text:style-name="P30"><text:span text:style-name="Source_20_Text"><text:span text:style-name="T38"><text:s text:c="5"/>&lt;/xs:restriction&gt;</text:span></text:span></text:p>
      <text:p text:style-name="P30"><text:span text:style-name="Source_20_Text"><text:span text:style-name="T38"><text:s text:c="2"/>&lt;/xs:simpleType&gt;</text:span></text:span></text:p>
      <text:p text:style-name="P30"><text:span text:style-name="Source_20_Text"><text:span text:style-name="T38">&lt;/xs:schema&gt;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rlito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1/22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07:46:44.871000000</dc:date>
    <meta:editing-duration>P1DT19H51M34S</meta:editing-duration>
    <meta:editing-cycles>123</meta:editing-cycles>
    <meta:generator>LibreOffice/7.3.1.3$Windows_X86_64 LibreOffice_project/a69ca51ded25f3eefd52d7bf9a5fad8c90b87951</meta:generator>
    <meta:document-statistic meta:table-count="2" meta:image-count="0" meta:object-count="0" meta:page-count="3" meta:paragraph-count="69" meta:word-count="595" meta:character-count="4130" meta:non-whitespace-character-count="3332"/>
  </office:meta>
</office:document-meta>
</file>